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Bitstream Vera Sans Mono', 'Courier New', Courier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apple-system" svg:font-family="apple-system, system-ui, BlinkMacSystemFont, 'Segoe UI', Roboto, Oxygen-Sans, Ubuntu, Cantarell, 'Helvetica Neue', Arial, sans-serif"/>
    <style:font-face style:name="segoe ui" svg:font-family="'segoe ui', arial, helvetica, sans-serif"/>
  </office:font-face-decls>
  <office:automatic-styles>
    <style:style style:name="P1" style:family="paragraph" style:parent-style-name="Standard">
      <style:text-properties fo:color="#ff0000" loext:opacity="100%" fo:language="de" fo:country="DE" officeooo:rsid="001f78cf" officeooo:paragraph-rsid="001f78cf"/>
    </style:style>
    <style:style style:name="P2" style:family="paragraph" style:parent-style-name="Text_20_body">
      <style:text-properties fo:color="#ff0000" loext:opacity="100%" fo:language="de" fo:country="DE"/>
    </style:style>
    <style:style style:name="P3" style:family="paragraph" style:parent-style-name="Standard">
      <style:text-properties fo:color="#ff0000" loext:opacity="100%" fo:language="de" fo:country="DE" officeooo:rsid="00500b16" officeooo:paragraph-rsid="00500b16"/>
    </style:style>
    <style:style style:name="P4" style:family="paragraph" style:parent-style-name="Standard">
      <style:text-properties fo:color="#ff0000" loext:opacity="100%" fo:language="de" fo:country="DE" officeooo:rsid="00500b16" officeooo:paragraph-rsid="00552549"/>
    </style:style>
    <style:style style:name="P5" style:family="paragraph" style:parent-style-name="Standard">
      <style:text-properties fo:color="#ff0000" loext:opacity="100%" fo:language="de" fo:country="DE" fo:background-color="#ffffff"/>
    </style:style>
    <style:style style:name="P6" style:family="paragraph" style:parent-style-name="Standard">
      <style:text-properties fo:color="#ff0000" loext:opacity="100%" fo:language="de" fo:country="DE" officeooo:paragraph-rsid="00552549" fo:background-color="#ffffff"/>
    </style:style>
    <style:style style:name="P7" style:family="paragraph" style:parent-style-name="Standard">
      <style:text-properties fo:color="#ff0000" loext:opacity="100%" officeooo:paragraph-rsid="0020e993"/>
    </style:style>
    <style:style style:name="P8" style:family="paragraph" style:parent-style-name="Text_20_body">
      <style:text-properties fo:color="#ff0000" loext:opacity="100%"/>
    </style:style>
    <style:style style:name="P9" style:family="paragraph" style:parent-style-name="Heading_20_1">
      <style:text-properties fo:color="#ff0000" loext:opacity="100%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ff0000" loext:opacity="100%" fo:font-size="12pt" style:text-underline-style="none" fo:font-weight="normal" officeooo:rsid="00293a6a" officeooo:paragraph-rsid="00293a6a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ff0000" loext:opacity="100%"/>
    </style:style>
    <style:style style:name="P12" style:family="paragraph" style:parent-style-name="Text_20_body">
      <style:text-properties fo:color="#ff0000" loext:opacity="100%" officeooo:rsid="003d6fbe" officeooo:paragraph-rsid="003d6fbe"/>
    </style:style>
    <style:style style:name="P13" style:family="paragraph" style:parent-style-name="Text_20_body">
      <style:text-properties fo:color="#ff0000" loext:opacity="100%" officeooo:paragraph-rsid="0043d782"/>
    </style:style>
    <style:style style:name="P14" style:family="paragraph" style:parent-style-name="Text_20_body">
      <style:text-properties fo:color="#ff0000" loext:opacity="100%" officeooo:paragraph-rsid="004689ff"/>
    </style:style>
    <style:style style:name="P15" style:family="paragraph" style:parent-style-name="Standard">
      <style:text-properties fo:language="de" fo:country="DE"/>
    </style:style>
    <style:style style:name="P16" style:family="paragraph" style:parent-style-name="Standard">
      <style:text-properties fo:language="de" fo:country="DE" officeooo:rsid="001f78cf" officeooo:paragraph-rsid="001f78cf"/>
    </style:style>
    <style:style style:name="P17" style:family="paragraph" style:parent-style-name="Standard">
      <style:text-properties fo:language="de" fo:country="DE" officeooo:rsid="0020e993" officeooo:paragraph-rsid="0020e993"/>
    </style:style>
    <style:style style:name="P18" style:family="paragraph" style:parent-style-name="Text_20_body">
      <style:text-properties fo:language="de" fo:country="DE"/>
    </style:style>
    <style:style style:name="P19" style:family="paragraph" style:parent-style-name="Standard">
      <style:text-properties fo:language="de" fo:country="DE" fo:background-color="#ffffff"/>
    </style:style>
    <style:style style:name="P20" style:family="paragraph" style:parent-style-name="Standard">
      <style:text-properties fo:language="de" fo:country="DE" officeooo:paragraph-rsid="00552549" fo:background-color="#ffffff"/>
    </style:style>
    <style:style style:name="P21" style:family="paragraph" style:parent-style-name="Standard">
      <style:text-properties fo:background-color="#ffffff"/>
    </style:style>
    <style:style style:name="P22" style:family="paragraph" style:parent-style-name="Standard">
      <style:text-properties fo:color="#000000" loext:opacity="100%" fo:font-size="12pt" style:text-underline-style="none" fo:font-weight="normal" officeooo:rsid="00293a6a" fo:background-color="#ffffff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loext:opacity="100%" fo:font-size="12pt" style:text-underline-style="none" fo:font-weight="normal" officeooo:rsid="00293a6a" officeooo:paragraph-rsid="00293a6a" fo:background-color="#ffffff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size="13pt" style:font-size-asian="13pt" style:font-size-complex="13pt"/>
    </style:style>
    <style:style style:name="P25" style:family="paragraph" style:parent-style-name="Text_20_body">
      <style:text-properties officeooo:paragraph-rsid="002891d9"/>
    </style:style>
    <style:style style:name="P26" style:family="paragraph" style:parent-style-name="Text_20_body">
      <style:text-properties fo:color="#c9211e" loext:opacity="100%"/>
    </style:style>
    <style:style style:name="P27" style:family="paragraph" style:parent-style-name="Text_20_body">
      <style:text-properties style:text-underline-style="none"/>
    </style:style>
    <style:style style:name="P28" style:family="paragraph" style:parent-style-name="Standard">
      <style:text-properties fo:language="de" fo:country="DE"/>
    </style:style>
    <style:style style:name="P29" style:family="paragraph" style:parent-style-name="Standard">
      <style:text-properties fo:color="#c9211e" loext:opacity="100%"/>
    </style:style>
    <style:style style:name="P30" style:family="paragraph" style:parent-style-name="Text_20_body">
      <style:text-properties fo:color="#ff0000" loext:opacity="100%" fo:language="de" fo:country="DE" officeooo:rsid="0043d782" officeooo:paragraph-rsid="0043d782"/>
    </style:style>
    <style:style style:name="P31" style:family="paragraph" style:parent-style-name="Text_20_body"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43d782"/>
    </style:style>
    <style:style style:name="T3" style:family="text">
      <style:text-properties fo:language="de" fo:country="DE" officeooo:rsid="004689ff"/>
    </style:style>
    <style:style style:name="T4" style:family="text">
      <style:text-properties fo:language="de" fo:country="DE" officeooo:rsid="004d3a30"/>
    </style:style>
    <style:style style:name="T5" style:family="text">
      <style:text-properties fo:font-variant="normal" fo:text-transform="none" style:font-name="Helvetica" fo:font-size="10.1999998092651pt" fo:letter-spacing="normal" fo:font-style="normal" fo:font-weight="normal"/>
    </style:style>
    <style:style style:name="T6" style:family="text">
      <style:text-properties fo:font-variant="normal" fo:text-transform="none" style:font-name="Helvetica" fo:font-size="10.1999998092651pt" fo:letter-spacing="normal" fo:font-style="normal" fo:font-weight="normal" officeooo:rsid="0020e993"/>
    </style:style>
    <style:style style:name="T7" style:family="text">
      <style:text-properties fo:font-variant="normal" fo:text-transform="none" fo:color="#000000" loext:opacity="100%" style:font-name="Consolas" fo:font-size="11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loext:opacity="100%" style:font-name="Consolas" fo:font-size="11pt" fo:letter-spacing="normal" fo:font-style="normal" fo:font-weight="normal" officeooo:rsid="003b0984" loext:padding="0cm" loext:border="none"/>
    </style:style>
    <style:style style:name="T9" style:family="text">
      <style:text-properties fo:font-variant="normal" fo:text-transform="none" fo:color="#000000" loext:opacity="100%" fo:letter-spacing="normal"/>
    </style:style>
    <style:style style:name="T10" style:family="text">
      <style:text-properties fo:font-variant="normal" fo:text-transform="none" style:font-name="apple-system" fo:font-size="11.3999996185303pt" fo:letter-spacing="normal" fo:font-style="normal" fo:font-weight="normal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language="en" fo:country="GB"/>
    </style:style>
    <style:style style:name="T13" style:family="text">
      <style:text-properties fo:color="#000000" loext:opacity="100%"/>
    </style:style>
    <style:style style:name="T14" style:family="text">
      <style:text-properties fo:color="#2a6099" loext:opacity="100%" fo:font-size="16pt" fo:language="de" fo:country="DE" style:text-underline-style="solid" style:text-underline-width="auto" style:text-underline-color="font-color" officeooo:rsid="002ae3f5" style:font-size-asian="16pt" style:font-size-complex="16pt"/>
    </style:style>
    <style:style style:name="T15" style:family="text">
      <style:text-properties officeooo:rsid="0020e993"/>
    </style:style>
    <style:style style:name="T16" style:family="text">
      <style:text-properties officeooo:rsid="005982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8"><text:span text:style-name="T1"><text:tab/><text:tab/><text:tab/></text:span><text:span text:style-name="T14">String Function</text:span></text:p>
      <text:p text:style-name="P8"><text:span text:style-name="T1">1.</text:span>Write a <text:span text:style-name="T1">Program Using PHP</text:span> : -</text:p>
      <text:p text:style-name="P8">a) transform a string all uppercase letters.<text:line-break/>b) transform a string all lowercase letters.<text:line-break/>c) make a string's first character uppercase.<text:line-break/>d) make a string's first character of all the words uppercase.</text:p>
      <text:p text:style-name="Text_20_body">$str= "php is an acronym for php: hypertext preprocessor";</text:p>
      <text:p text:style-name="P8">OutPut:</text:p>
      <text:p text:style-name="P18">PHP IS AN ACRONYM FOR PHP: HYPERTEXT PREPROCESSOR<text:line-break/>php is an acronym for php: hypertext preprocessor<text:line-break/>Php is an acronym for php: hypertext preprocessor.<text:line-break/>Php Is An Acronym For Php: Hypertext Preprocessor </text:p>
      <text:p text:style-name="P18"/>
      <text:p text:style-name="P18"/>
      <text:p text:style-name="P8"><text:span text:style-name="T1">2.How to <text:s/></text:span>returns the extracted part of the string. </text:p>
      <text:p text:style-name="Standard">$str="Fachinformatiker Anwendungsentwicklung und Fachinformatiker Systemintegration ";</text:p>
      <text:p text:style-name="P18"/>
      <text:p text:style-name="P2">OutPut:</text:p>
      <text:p text:style-name="P18">Anwendungsentwicklung </text:p>
      <text:p text:style-name="P18"/>
      <text:p text:style-name="P18"/>
      <text:p text:style-name="P8"><text:span text:style-name="T1">3.</text:span>How to remove HTML tags from a string in PHP?</text:p>
      <text:p text:style-name="Standard">$html_string="Welcome &lt;span&gt;to&lt;/span&gt; &lt;b&gt;BBW berufsbildungwerk hamburg&lt;/b&gt;";</text:p>
      <text:p text:style-name="Standard"/>
      <text:p text:style-name="P1">OutPut:</text:p>
      <text:p text:style-name="P16"/>
      <text:p text:style-name="P15">Welcome to BBW berufsbildungwerk hamburg </text:p>
      <text:p text:style-name="P15"/>
      <text:p text:style-name="P17"/>
      <text:p text:style-name="P17"/>
      <text:p text:style-name="P17"/>
      <text:p text:style-name="P17"><text:soft-page-break/></text:p>
      <text:p text:style-name="P11"><text:span text:style-name="T1">4.</text:span>Write a PHP <text:span text:style-name="T1">Program</text:span> to put a string in an array <text:span text:style-name="T1">using String Function</text:span>. </text:p>
      <text:p text:style-name="P7"/>
      <text:p text:style-name="P15">$str="In three words I can sum up everything I've learned about life: it goes on";</text:p>
      <text:p text:style-name="P15"/>
      <text:p text:style-name="P11">OutPut:</text:p>
      <text:p text:style-name="P15"/>
      <text:p text:style-name="P15">Array ( [0] =&gt; In [1] =&gt; three [2] =&gt; words [3] =&gt; I [4] =&gt; can [5] =&gt; sum [6] =&gt; up [7] =&gt; everything [8] =&gt; I've [9] =&gt; learned [10] =&gt; about [11] =&gt; life: [12] =&gt; it [13] =&gt; goes [14] =&gt; on ) </text:p>
      <text:p text:style-name="Standard"/>
      <text:p text:style-name="Standard"/>
      <text:p text:style-name="P27"><text:span text:style-name="T11">5.</text:span><text:span text:style-name="T12">How to find the length of Character and the length of words in the sentences Using <text:s/>String Function in PHP</text:span><text:span text:style-name="T11"> ?</text:span></text:p>
      <text:p text:style-name="P21">$data ="Hallo, Guten Morgen.wir lernen String Function";</text:p>
      <text:p text:style-name="P22"/>
      <text:p text:style-name="P10">OutPut:</text:p>
      <text:p text:style-name="P23"/>
      <text:p text:style-name="P24">The length of Character the string is 46 and The length of Words the string is 7 </text:p>
      <text:p text:style-name="P25"/>
      <text:h text:style-name="P9" text:outline-level="1">6.How to repeat a string to a specific number of 5 in PHP Using String Function?</text:h>
      <text:p text:style-name="P26"><text:span text:style-name="Source_20_Text"><text:span text:style-name="T7">$str</text:span></text:span><text:span text:style-name="T9"> </text:span><text:span text:style-name="Source_20_Text"><text:span text:style-name="T7">= "</text:span></text:span><text:span text:style-name="Source_20_Text"><text:span text:style-name="T8">Hi! I am learing PHP, HTML and CSS</text:span></text:span><text:span text:style-name="Source_20_Text"><text:span text:style-name="T7">";</text:span></text:span><text:span text:style-name="T13"> </text:span></text:p>
      <text:p text:style-name="P12">OutPut:</text:p>
      <text:p text:style-name="Text_20_body">Original string : Hi! I am learing PHP, HTML and CSS.<text:line-break/>Final string : Hi! I am learing PHP, HTML and CSS.Hi! I am learing PHP, HTML and CSS.Hi! I am learing PHP, HTML and CSS.Hi! I am learing PHP, HTML and CSS.Hi! I am learing PHP, HTML and CSS. </text:p>
      <text:p text:style-name="P30"/>
      <text:p text:style-name="P13"><text:span text:style-name="T2">7.How can </text:span><text:span text:style-name="T10">split a string into smaller parts</text:span> <text:span text:style-name="T2">Using String function in PHP.</text:span></text:p>
      <text:p text:style-name="P15">$str = "11112222333344445555";</text:p>
      <text:p text:style-name="P15"/>
      <text:p text:style-name="P14"><text:span text:style-name="T4">O</text:span><text:span text:style-name="T3">utPut:</text:span></text:p>
      <text:p text:style-name="P18">1111<text:line-break/>2222<text:line-break/>3333<text:line-break/>4444<text:line-break/>5555 </text:p>
      <text:p text:style-name="P3"/>
      <text:p text:style-name="P3"><text:soft-page-break/>8.Write a Program using String Function in PHP.</text:p>
      <text:p text:style-name="P3"/>
      <text:p text:style-name="P19">$str = "What does  PHP means";</text:p>
      <text:p text:style-name="P19"/>
      <text:p text:style-name="P5">OutPut</text:p>
      <text:p text:style-name="P5"/>
      <text:p text:style-name="P19">What does \'PHP\' means? </text:p>
      <text:p text:style-name="P19"/>
      <text:p text:style-name="P19"/>
      <text:p text:style-name="P19"/>
      <text:p text:style-name="P19"/>
      <text:p text:style-name="P4"><text:span text:style-name="T16">9</text:span><text:span text:style-name="T15">.</text:span><text:span text:style-name="T5">Write a PHP </text:span><text:span text:style-name="T6">Program</text:span><text:span text:style-name="T5"> to put a string in an array </text:span><text:span text:style-name="T10">into smaller parts </text:span><text:span text:style-name="T6">using String Function</text:span><text:span text:style-name="T5">.</text:span></text:p>
      <text:p text:style-name="P15"/>
      <text:p text:style-name="P15">$str = "Hallo BBW Berufsbildungwerk Hamburg";</text:p>
      <text:p text:style-name="P20"/>
      <text:p text:style-name="P6">OutPut</text:p>
      <text:p text:style-name="P6"/>
      <text:p text:style-name="P15">Array ( [0] =&gt; Hal [1] =&gt; lo [2] =&gt; BBW [3] =&gt; Be [4] =&gt; ruf [5] =&gt; sbi [6] =&gt; ldu [7] =&gt; ngw [8] =&gt; erk [9] =&gt; Ha [10] =&gt; mbu [11] =&gt; rg ) </text:p>
      <text:p text:style-name="P15"/>
      <text:p text:style-name="P15"/>
      <text:p text:style-name="P15"/>
      <text:p text:style-name="P15"/>
      <text:p text:style-name="P29">10.Write a Program using String Function in PHP.</text:p>
      <text:p text:style-name="P15"/>
      <text:p text:style-name="P15">$str1="We only hit what we aim for";</text:p>
      <text:p text:style-name="P15"/>
      <text:p text:style-name="P29">OutPut:</text:p>
      <text:p text:style-name="Standard"/>
      <text:p text:style-name="P15">We on<text:line-break/>This is position of hit : 8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Bitstream Vera Sans Mono', 'Courier New', Courier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apple-system" svg:font-family="apple-system, system-ui, BlinkMacSystemFont, 'Segoe UI', Roboto, Oxygen-Sans, Ubuntu, Cantarell, 'Helvetica Neue', Arial, sans-serif"/>
    <style:font-face style:name="segoe ui" svg:font-family="'segoe ui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1T09:13:58.379000000</dc:date>
    <meta:editing-duration>PT4H25M47S</meta:editing-duration>
    <meta:editing-cycles>24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42" meta:word-count="451" meta:character-count="2489" meta:non-whitespace-character-count="2061"/>
  </office:meta>
</office:document-meta>
</file>